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nd" table:style-name="ta1">
        <table:shapes>
          <draw:frame draw:z-index="0" draw:style-name="gr1" draw:text-style-name="P1" svg:width="21.064cm" svg:height="12.806cm" svg:x="9.671cm" svg:y="1.536cm">
            <draw:object draw:notify-on-update-of-ranges="Poland.A2:Poland.A60 Poland.C2:Poland.C60 Poland.A2:Poland.A60 Poland.D2:Poland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7.16667863154312" calcext:value-type="float">
            <text:p>7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9.32235558168336" calcext:value-type="float">
            <text:p>9</text:p>
          </table:table-cell>
          <table:table-cell office:value-type="float" office:value="0.26387924614513" calcext:value-type="float">
            <text:p>0,26387924614513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2.1231390448023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5.7598049730179" calcext:value-type="float">
            <text:p>1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0.477981240004" calcext:value-type="float">
            <text:p>2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26.5928457188114" calcext:value-type="float">
            <text:p>2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4.5070256954927" calcext:value-type="float">
            <text:p>3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44.7318748318129" calcext:value-type="float">
            <text:p>4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57.9118864552633" calcext:value-type="float">
            <text:p>5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74.8512177558687" calcext:value-type="float">
            <text:p>7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96.5399597743695" calcext:value-type="float">
            <text:p>9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24.175676049456" calcext:value-type="float">
            <text:p>1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59.172677245751" calcext:value-type="float">
            <text:p>1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3.147549525261" calcext:value-type="float">
            <text:p>2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7.86520967829" calcext:value-type="float">
            <text:p>25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5.12685220549" calcext:value-type="float">
            <text:p>32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6.582710071595" calcext:value-type="float">
            <text:p>4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503.463086063347" calcext:value-type="float">
            <text:p>5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16.244859187418" calcext:value-type="float">
            <text:p>61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44.307473646357" calcext:value-type="float">
            <text:p>744</text:p>
          </table:table-cell>
          <table:table-cell table:style-name="ce5" table:formula="of:=[.D21]-[.D20]" office:value-type="float" office:value="128.062614458939" calcext:value-type="float">
            <text:p>128,0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85.672087765995" calcext:value-type="float">
            <text:p>886</text:p>
          </table:table-cell>
          <table:table-cell table:style-name="ce5" table:formula="of:=[.D22]-[.D21]" office:value-type="float" office:value="141.364614119638" calcext:value-type="float">
            <text:p>141,3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36.93749067989" calcext:value-type="float">
            <text:p>1 037</text:p>
          </table:table-cell>
          <table:table-cell table:style-name="ce5" table:formula="of:=[.D23]-[.D22]" office:value-type="float" office:value="151.265402913897" calcext:value-type="float">
            <text:p>151,2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193.5" calcext:value-type="float">
            <text:p>1 194</text:p>
          </table:table-cell>
          <table:table-cell table:style-name="ce5" table:formula="of:=[.D24]-[.D23]" office:value-type="float" office:value="156.562509320108" calcext:value-type="float">
            <text:p>156,5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/(1+EXP(-k*([.B25]-x0)))" office:value-type="float" office:value="1350.06250932011" calcext:value-type="float">
            <text:p>1 350</text:p>
          </table:table-cell>
          <table:table-cell table:style-name="ce5" table:formula="of:=[.D25]-[.D24]" office:value-type="float" office:value="156.562509320108" calcext:value-type="float">
            <text:p>156,5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L/(1+EXP(-k*([.B26]-x0)))" office:value-type="float" office:value="1501.32791223401" calcext:value-type="float">
            <text:p>1 501</text:p>
          </table:table-cell>
          <table:table-cell table:style-name="ce5" table:formula="of:=[.D26]-[.D25]" office:value-type="float" office:value="151.265402913898" calcext:value-type="float">
            <text:p>151,2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642.69252635364" calcext:value-type="float">
            <text:p>1 643</text:p>
          </table:table-cell>
          <table:table-cell table:style-name="ce5" table:formula="of:=[.D27]-[.D26]" office:value-type="float" office:value="141.364614119638" calcext:value-type="float">
            <text:p>141,3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770.75514081258" calcext:value-type="float">
            <text:p>1 771</text:p>
          </table:table-cell>
          <table:table-cell table:style-name="ce5" table:formula="of:=[.D28]-[.D27]" office:value-type="float" office:value="128.062614458939" calcext:value-type="float">
            <text:p>128,0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1883.53691393665" calcext:value-type="float">
            <text:p>1 884</text:p>
          </table:table-cell>
          <table:table-cell table:style-name="ce5" table:formula="of:=[.D29]-[.D28]" office:value-type="float" office:value="112.781773124071" calcext:value-type="float">
            <text:p>112,7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1980.41728992841" calcext:value-type="float">
            <text:p>1 980</text:p>
          </table:table-cell>
          <table:table-cell table:style-name="ce5" table:formula="of:=[.D30]-[.D29]" office:value-type="float" office:value="96.8803759917519" calcext:value-type="float">
            <text:p>96,8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061.87314779451" calcext:value-type="float">
            <text:p>2 062</text:p>
          </table:table-cell>
          <table:table-cell table:style-name="ce5" table:formula="of:=[.D31]-[.D30]" office:value-type="float" office:value="81.4558578661045" calcext:value-type="float">
            <text:p>81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129.13479032171" calcext:value-type="float">
            <text:p>2 129</text:p>
          </table:table-cell>
          <table:table-cell table:style-name="ce5" table:formula="of:=[.D32]-[.D31]" office:value-type="float" office:value="67.2616425272004" calcext:value-type="float">
            <text:p>67,2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183.85245047474" calcext:value-type="float">
            <text:p>2 184</text:p>
          </table:table-cell>
          <table:table-cell table:style-name="ce5" table:formula="of:=[.D33]-[.D32]" office:value-type="float" office:value="54.7176601530286" calcext:value-type="float">
            <text:p>54,7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227.82732275425" calcext:value-type="float">
            <text:p>2 228</text:p>
          </table:table-cell>
          <table:table-cell table:style-name="ce5" table:formula="of:=[.D34]-[.D33]" office:value-type="float" office:value="43.9748722795107" calcext:value-type="float">
            <text:p>43,9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262.82432395054" calcext:value-type="float">
            <text:p>2 263</text:p>
          </table:table-cell>
          <table:table-cell table:style-name="ce5" table:formula="of:=[.D35]-[.D34]" office:value-type="float" office:value="34.9970011962946" calcext:value-type="float">
            <text:p>35,0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290.46004022563" calcext:value-type="float">
            <text:p>2 290</text:p>
          </table:table-cell>
          <table:table-cell table:style-name="ce5" table:formula="of:=[.D36]-[.D35]" office:value-type="float" office:value="27.6357162750865" calcext:value-type="float">
            <text:p>27,6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312.14878224413" calcext:value-type="float">
            <text:p>2 312</text:p>
          </table:table-cell>
          <table:table-cell table:style-name="ce5" table:formula="of:=[.D37]-[.D36]" office:value-type="float" office:value="21.6887420185008" calcext:value-type="float">
            <text:p>21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329.08811354474" calcext:value-type="float">
            <text:p>2 329</text:p>
          </table:table-cell>
          <table:table-cell table:style-name="ce5" table:formula="of:=[.D38]-[.D37]" office:value-type="float" office:value="16.9393313006053" calcext:value-type="float">
            <text:p>16,9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342.26812516819" calcext:value-type="float">
            <text:p>2 342</text:p>
          </table:table-cell>
          <table:table-cell table:style-name="ce5" table:formula="of:=[.D39]-[.D38]" office:value-type="float" office:value="13.1800116234504" calcext:value-type="float">
            <text:p>13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352.49297430451" calcext:value-type="float">
            <text:p>2 352</text:p>
          </table:table-cell>
          <table:table-cell table:style-name="ce5" table:formula="of:=[.D40]-[.D39]" office:value-type="float" office:value="10.2248491363202" calcext:value-type="float">
            <text:p>10,2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2360.40715428119" calcext:value-type="float">
            <text:p>2 360</text:p>
          </table:table-cell>
          <table:table-cell table:style-name="ce5" table:formula="of:=[.D41]-[.D40]" office:value-type="float" office:value="7.91417997668168" calcext:value-type="float">
            <text:p>7,9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2366.52201876" calcext:value-type="float">
            <text:p>2 367</text:p>
          </table:table-cell>
          <table:table-cell table:style-name="ce5" table:formula="of:=[.D42]-[.D41]" office:value-type="float" office:value="6.11486447880679" calcext:value-type="float">
            <text:p>6,1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2371.24019502698" calcext:value-type="float">
            <text:p>2 371</text:p>
          </table:table-cell>
          <table:table-cell table:style-name="ce5" table:formula="of:=[.D43]-[.D42]" office:value-type="float" office:value="4.71817626698612" calcext:value-type="float">
            <text:p>4,7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2374.8768609552" calcext:value-type="float">
            <text:p>2 375</text:p>
          </table:table-cell>
          <table:table-cell table:style-name="ce5" table:formula="of:=[.D44]-[.D43]" office:value-type="float" office:value="3.63666592821573" calcext:value-type="float">
            <text:p>3,6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2377.67764441832" calcext:value-type="float">
            <text:p>2 378</text:p>
          </table:table-cell>
          <table:table-cell table:style-name="ce5" table:formula="of:=[.D45]-[.D44]" office:value-type="float" office:value="2.80078346311893" calcext:value-type="float">
            <text:p>2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2379.83332136846" calcext:value-type="float">
            <text:p>2 380</text:p>
          </table:table-cell>
          <table:table-cell table:style-name="ce5" table:formula="of:=[.D46]-[.D45]" office:value-type="float" office:value="2.15567695014033" calcext:value-type="float">
            <text:p>2,1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2381.4916800615" calcext:value-type="float">
            <text:p>2 3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2382.76697960187" calcext:value-type="float">
            <text:p>2 38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2383.74742197035" calcext:value-type="float">
            <text:p>2 38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2384.50101471492" calcext:value-type="float">
            <text:p>2 38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2385.08014749714" calcext:value-type="float">
            <text:p>2 38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2385.52515090501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2385.86705578482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2386.12972794794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2386.33151685436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2386.4865272846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2386.60559924373" calcext:value-type="float">
            <text:p>2 38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2386.6970624687" calcext:value-type="float">
            <text:p>2 38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2386.76731704792" calcext:value-type="float">
            <text:p>2 38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2386.82128002971" calcext:value-type="float">
            <text:p>2 387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Poland.$D$3" table:cell-range-address="$Poland.$E$3"/>
          <table:named-range table:name="L" table:base-cell-address="$Poland.$D$2" table:cell-range-address="$Poland.$E$2"/>
          <table:named-range table:name="x0" table:base-cell-address="$Poland.$D$4" table:cell-range-address="$Poland.$E$4"/>
        </table:named-expressions>
      </table:table>
      <table:named-expressions>
        <table:named-expression table:name="k" table:base-cell-address="$Poland.$D$3" table:expression="#REF!"/>
        <table:named-expression table:name="L" table:base-cell-address="$Poland.$D$2" table:expression="#REF!"/>
        <table:named-expression table:name="x0" table:base-cell-address="$Poland.$D$4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 style:data-style-name="N2" text:time-value="13:48:30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3-27T14:10:25.364000000</dc:date>
    <meta:editing-duration>PT2H50M59S</meta:editing-duration>
    <meta:editing-cycles>88</meta:editing-cycles>
    <meta:generator>LibreOffice/6.4.2.2$Windows_X86_64 LibreOffice_project/4e471d8c02c9c90f512f7f9ead8875b57fcb1ec3</meta:generator>
    <meta:document-statistic meta:table-count="1" meta:cell-count="235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Poland.A2:Poland.A60 Poland.C2:Poland.D60" chart:data-source-has-labels="row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0.525cm" svg:y="11.782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Poland.C2:Poland.C60" loext:label-string="observed" chart:class="chart:scatter">
            <chart:domain table:cell-range-address="Poland.A2:Poland.A60"/>
            <chart:data-point chart:repeated="59"/>
          </chart:series>
          <chart:series chart:style-name="ch12" chart:values-cell-range-address="Poland.D2:Poland.D60" loext:label-string="predicted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Poland.A2:Poland.A60</svg:desc>
                </draw:g>
              </table:table-cell>
              <table:table-cell office:value-type="float" office:value="1">
                <text:p>1</text:p>
                <draw:g>
                  <svg:desc>Poland.C2:Poland.C60</svg:desc>
                </draw:g>
              </table:table-cell>
              <table:table-cell office:value-type="float" office:value="7.16667863154312">
                <text:p>7.16667863154312</text:p>
                <draw:g>
                  <svg:desc>Poland.D2:Poland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9.32235558168336">
                <text:p>9.32235558168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2.1231390448023">
                <text:p>12.1231390448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5.7598049730179">
                <text:p>15.7598049730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0.477981240004">
                <text:p>20.47798124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26.5928457188114">
                <text:p>26.5928457188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4.5070256954927">
                <text:p>34.507025695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44.7318748318129">
                <text:p>44.7318748318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57.9118864552633">
                <text:p>57.911886455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74.8512177558687">
                <text:p>74.851217755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96.5399597743695">
                <text:p>96.5399597743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24.175676049456">
                <text:p>124.175676049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59.172677245751">
                <text:p>159.172677245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3.147549525261">
                <text:p>203.147549525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7.86520967829">
                <text:p>257.86520967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5.12685220549">
                <text:p>325.12685220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6.582710071595">
                <text:p>406.582710071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503.463086063347">
                <text:p>503.463086063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16.244859187418">
                <text:p>616.244859187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44.307473646357">
                <text:p>744.307473646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85.672087765995">
                <text:p>885.672087765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36.93749067989">
                <text:p>1036.93749067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193.5">
                <text:p>119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1350.06250932011">
                <text:p>1350.06250932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1501.32791223401">
                <text:p>1501.32791223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642.69252635364">
                <text:p>1642.69252635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770.75514081258">
                <text:p>1770.75514081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1883.53691393665">
                <text:p>1883.53691393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980.41728992841">
                <text:p>1980.41728992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061.87314779451">
                <text:p>2061.873147794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129.13479032171">
                <text:p>2129.13479032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183.85245047474">
                <text:p>2183.852450474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27.82732275425">
                <text:p>2227.82732275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262.82432395054">
                <text:p>2262.82432395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290.46004022563">
                <text:p>2290.46004022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312.14878224413">
                <text:p>2312.14878224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329.08811354474">
                <text:p>2329.08811354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342.26812516819">
                <text:p>2342.26812516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352.49297430451">
                <text:p>2352.4929743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2360.40715428119">
                <text:p>2360.40715428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2366.52201876">
                <text:p>2366.52201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2371.24019502698">
                <text:p>2371.24019502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2374.8768609552">
                <text:p>2374.87686095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2377.67764441832">
                <text:p>2377.67764441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2379.83332136846">
                <text:p>2379.83332136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2381.4916800615">
                <text:p>2381.4916800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2382.76697960187">
                <text:p>2382.76697960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2383.74742197035">
                <text:p>2383.74742197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2384.50101471492">
                <text:p>2384.50101471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2385.08014749714">
                <text:p>2385.08014749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2385.52515090501">
                <text:p>2385.525150905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2385.86705578482">
                <text:p>2385.867055784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2386.12972794794">
                <text:p>2386.12972794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2386.33151685436">
                <text:p>2386.331516854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2386.4865272846">
                <text:p>2386.4865272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2386.60559924373">
                <text:p>2386.60559924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2386.6970624687">
                <text:p>2386.6970624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2386.76731704792">
                <text:p>2386.767317047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2386.82128002971">
                <text:p>2386.82128002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